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27504" calcext:value-type="float">
            <text:p>78.3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7296" calcext:value-type="float">
            <text:p>78.1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8824" calcext:value-type="float">
            <text:p>77.4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6928" calcext:value-type="float">
            <text:p>76.7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78664" calcext:value-type="float">
            <text:p>76.1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7376" calcext:value-type="float">
            <text:p>75.0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4432" calcext:value-type="float">
            <text:p>75.0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57584" calcext:value-type="float">
            <text:p>75.1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1296" calcext:value-type="float">
            <text:p>73.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6472" calcext:value-type="float">
            <text:p>72.3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128" calcext:value-type="float">
            <text:p>71.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6412" calcext:value-type="float">
            <text:p>71.0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788" calcext:value-type="float">
            <text:p>70.6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7776" calcext:value-type="float">
            <text:p>70.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1832" calcext:value-type="float">
            <text:p>69.5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908" calcext:value-type="float">
            <text:p>68.8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2944" calcext:value-type="float">
            <text:p>68.5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6976" calcext:value-type="float">
            <text:p>68.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5921</text:p>
          </table:table-cell>
          <table:table-cell office:value-type="string" calcext:value-type="string">
            <text:p>TWDB:075592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